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2" style:family="table-column">
      <style:table-column-properties fo:break-before="auto" style:column-width="0.711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co30" style:family="table-column">
      <style:table-column-properties fo:break-before="auto" style:column-width="1.2008in"/>
    </style:style>
    <style:style style:name="co31" style:family="table-column">
      <style:table-column-properties fo:break-before="auto" style:column-width="9.1591in"/>
    </style:style>
    <style:style style:name="co32" style:family="table-column">
      <style:table-column-properties fo:break-before="auto" style:column-width="4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11T11:34:08.931370444</dc:date>
    <meta:editing-duration>P1DT6H53M47S</meta:editing-duration>
    <meta:editing-cycles>309</meta:editing-cycles>
    <meta:document-statistic meta:table-count="9" meta:cell-count="1205" meta:object-count="0"/>
  </office:meta>
</office:document-meta>
</file>